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atum" style:master-page-name="MPF0" style:family="paragraph">
      <style:paragraph-properties fo:break-before="page"/>
    </style:style>
    <style:style style:name="T4" style:parent-style-name="Absatz-Standardschriftart" style:family="text">
      <style:text-properties style:language-complex="de" style:country-complex="DE"/>
    </style:style>
    <style:style style:name="T5" style:parent-style-name="Absatz-Standardschriftart" style:family="text">
      <style:text-properties style:language-complex="de" style:country-complex="DE"/>
    </style:style>
    <style:style style:name="P6" style:parent-style-name="Untertitel" style:family="paragraph">
      <style:text-properties fo:language="en" fo:country="GB" style:language-complex="de" style:country-complex="DE"/>
    </style:style>
    <style:style style:name="TableColumn8" style:family="table-column">
      <style:table-column-properties style:column-width="3.2645in"/>
    </style:style>
    <style:style style:name="TableColumn9" style:family="table-column">
      <style:table-column-properties style:column-width="1.6125in"/>
    </style:style>
    <style:style style:name="TableColumn10" style:family="table-column">
      <style:table-column-properties style:column-width="0.8972in"/>
    </style:style>
    <style:style style:name="TableColumn11" style:family="table-column">
      <style:table-column-properties style:column-width="0.9187in"/>
    </style:style>
    <style:style style:name="Table7" style:family="table">
      <style:table-properties style:width="6.693in" style:rel-width="100%" fo:margin-left="0.0034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7F7F7F" fo:border-left="0.0069in solid #7F7F7F" fo:border-bottom="0.0069in solid #7F7F7F" fo:border-right="0.0138in solid #FFFFFF" fo:background-color="#475C18" style:writing-mode="lr-tb" style:vertical-align="bottom" fo:padding-top="0in" fo:padding-left="0.1201in" fo:padding-bottom="0in" fo:padding-right="0.1201in"/>
    </style:style>
    <style:style style:name="P14" style:parent-style-name="Standard" style:family="paragraph">
      <style:paragraph-properties fo:margin-top="0.0555in" fo:margin-bottom="0.0555in" fo:line-height="100%"/>
    </style:style>
    <style:style style:name="T15" style:parent-style-name="Absatz-Standardschriftart" style:family="text">
      <style:text-properties fo:font-weight="bold" style:font-weight-asian="bold" fo:text-transform="uppercase" fo:color="#FFFFFF" style:language-complex="de" style:country-complex="DE"/>
    </style:style>
    <style:style style:name="T16" style:parent-style-name="Absatz-Standardschriftart" style:family="text">
      <style:text-properties fo:font-weight="bold" style:font-weight-asian="bold" fo:text-transform="uppercase" fo:color="#FFFFFF" style:language-complex="de" style:country-complex="DE"/>
    </style:style>
    <style:style style:name="TableCell17" style:family="table-cell">
      <style:table-cell-properties fo:border-top="0.0069in solid #7F7F7F" fo:border-left="0.0138in solid #FFFFFF" fo:border-bottom="none" fo:border-right="0.0138in solid #FFFFFF" fo:background-color="#7B4101" style:writing-mode="lr-tb" style:vertical-align="bottom" fo:padding-top="0in" fo:padding-left="0.1201in" fo:padding-bottom="0in" fo:padding-right="0.1201in"/>
    </style:style>
    <style:style style:name="P18" style:parent-style-name="Standard" style:family="paragraph">
      <style:paragraph-properties fo:text-align="center" fo:margin-top="0.0555in" fo:margin-bottom="0.0555in" fo:line-height="100%"/>
    </style:style>
    <style:style style:name="T19" style:parent-style-name="Absatz-Standardschriftart" style:family="text">
      <style:text-properties fo:font-weight="bold" style:font-weight-asian="bold" fo:text-transform="uppercase" fo:color="#FFFFFF" style:language-complex="de" style:country-complex="DE"/>
    </style:style>
    <style:style style:name="TableCell20" style:family="table-cell">
      <style:table-cell-properties fo:border-top="0.0069in solid #7F7F7F" fo:border-left="0.0138in solid #FFFFFF" fo:border-bottom="none" fo:border-right="0.0138in solid #FFFFFF" fo:background-color="#7B4101" style:writing-mode="lr-tb" style:vertical-align="bottom" fo:padding-top="0in" fo:padding-left="0.1201in" fo:padding-bottom="0in" fo:padding-right="0.1201in"/>
    </style:style>
    <style:style style:name="P21" style:parent-style-name="Standard" style:family="paragraph">
      <style:paragraph-properties fo:text-align="center" fo:margin-top="0.0555in" fo:margin-bottom="0.0555in" fo:line-height="100%"/>
    </style:style>
    <style:style style:name="T22" style:parent-style-name="Absatz-Standardschriftart" style:family="text">
      <style:text-properties fo:font-weight="bold" style:font-weight-asian="bold" fo:text-transform="uppercase" fo:color="#FFFFFF" style:language-complex="de" style:country-complex="DE"/>
    </style:style>
    <style:style style:name="TableCell23" style:family="table-cell">
      <style:table-cell-properties fo:border-top="0.0069in solid #7F7F7F" fo:border-left="0.0138in solid #FFFFFF" fo:border-bottom="0.0069in solid #7F7F7F" fo:border-right="0.0069in solid #7F7F7F" fo:background-color="#9A0E36" style:writing-mode="lr-tb" style:vertical-align="bottom" fo:padding-top="0in" fo:padding-left="0.1201in" fo:padding-bottom="0in" fo:padding-right="0.1201in"/>
    </style:style>
    <style:style style:name="P24" style:parent-style-name="Standard" style:family="paragraph">
      <style:paragraph-properties fo:text-align="center" fo:margin-top="0.0555in" fo:margin-bottom="0.0555in" fo:line-height="100%"/>
    </style:style>
    <style:style style:name="T25" style:parent-style-name="Absatz-Standardschriftart" style:family="text">
      <style:text-properties fo:font-weight="bold" style:font-weight-asian="bold" fo:text-transform="uppercase" fo:color="#FFFFFF" style:language-complex="de" style:country-complex="DE"/>
    </style:style>
    <style:style style:name="TableRow26" style:family="table-row">
      <style:table-row-properties/>
    </style:style>
    <style:style style:name="TableCell2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8" style:parent-style-name="Standard" style:family="paragraph">
      <style:paragraph-properties fo:margin-top="0.0555in" fo:margin-bottom="0.0555in"/>
    </style:style>
    <style:style style:name="TableCell2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30" style:parent-style-name="Standard" style:family="paragraph">
      <style:paragraph-properties fo:text-align="center" fo:margin-top="0.0555in" fo:margin-bottom="0.0555in"/>
    </style:style>
    <style:style style:name="TableCell3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32" style:parent-style-name="Standard" style:family="paragraph">
      <style:paragraph-properties fo:text-align="center" fo:margin-top="0.0555in" fo:margin-bottom="0.0555in"/>
    </style:style>
    <style:style style:name="TableCell3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34" style:parent-style-name="Standard" style:family="paragraph">
      <style:paragraph-properties fo:text-align="center" fo:margin-top="0.0555in" fo:margin-bottom="0.0555in"/>
    </style:style>
    <style:style style:name="TableRow35" style:family="table-row">
      <style:table-row-properties/>
    </style:style>
    <style:style style:name="TableCell36" style:family="table-cell">
      <style:table-cell-properties fo:border="0.0069in solid #7F7F7F" style:writing-mode="lr-tb" fo:padding-top="0in" fo:padding-left="0.1201in" fo:padding-bottom="0in" fo:padding-right="0.1201in"/>
    </style:style>
    <style:style style:name="P37" style:parent-style-name="Standard" style:family="paragraph">
      <style:paragraph-properties fo:margin-top="0.0555in" fo:margin-bottom="0.0555in"/>
      <style:text-properties fo:language="en" fo:country="GB"/>
    </style:style>
    <style:style style:name="TableCell38" style:family="table-cell">
      <style:table-cell-properties fo:border="0.0069in solid #7F7F7F" style:writing-mode="lr-tb" fo:padding-top="0in" fo:padding-left="0.1201in" fo:padding-bottom="0in" fo:padding-right="0.1201in"/>
    </style:style>
    <style:style style:name="P3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40" style:family="table-cell">
      <style:table-cell-properties fo:border="0.0069in solid #7F7F7F" style:writing-mode="lr-tb" fo:padding-top="0in" fo:padding-left="0.1201in" fo:padding-bottom="0in" fo:padding-right="0.1201in"/>
    </style:style>
    <style:style style:name="P4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42" style:family="table-cell">
      <style:table-cell-properties fo:border="0.0069in solid #7F7F7F" style:writing-mode="lr-tb" fo:padding-top="0in" fo:padding-left="0.1201in" fo:padding-bottom="0in" fo:padding-right="0.1201in"/>
    </style:style>
    <style:style style:name="P4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44" style:family="table-row">
      <style:table-row-properties/>
    </style:style>
    <style:style style:name="TableCell4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46" style:parent-style-name="Standard" style:family="paragraph">
      <style:paragraph-properties fo:margin-top="0.0555in" fo:margin-bottom="0.0555in"/>
      <style:text-properties fo:language="en" fo:country="GB"/>
    </style:style>
    <style:style style:name="TableCell4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4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4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5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5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52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53" style:family="table-row">
      <style:table-row-properties/>
    </style:style>
    <style:style style:name="TableCell54" style:family="table-cell">
      <style:table-cell-properties fo:border="0.0069in solid #7F7F7F" style:writing-mode="lr-tb" fo:padding-top="0in" fo:padding-left="0.1201in" fo:padding-bottom="0in" fo:padding-right="0.1201in"/>
    </style:style>
    <style:style style:name="P55" style:parent-style-name="Standard" style:family="paragraph">
      <style:paragraph-properties fo:margin-top="0.0555in" fo:margin-bottom="0.0555in"/>
      <style:text-properties fo:language="en" fo:country="GB"/>
    </style:style>
    <style:style style:name="TableCell56" style:family="table-cell">
      <style:table-cell-properties fo:border="0.0069in solid #7F7F7F" style:writing-mode="lr-tb" fo:padding-top="0in" fo:padding-left="0.1201in" fo:padding-bottom="0in" fo:padding-right="0.1201in"/>
    </style:style>
    <style:style style:name="P5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58" style:family="table-cell">
      <style:table-cell-properties fo:border="0.0069in solid #7F7F7F" style:writing-mode="lr-tb" fo:padding-top="0in" fo:padding-left="0.1201in" fo:padding-bottom="0in" fo:padding-right="0.1201in"/>
    </style:style>
    <style:style style:name="P5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60" style:family="table-cell">
      <style:table-cell-properties fo:border="0.0069in solid #7F7F7F" style:writing-mode="lr-tb" fo:padding-top="0in" fo:padding-left="0.1201in" fo:padding-bottom="0in" fo:padding-right="0.1201in"/>
    </style:style>
    <style:style style:name="P6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62" style:family="table-row">
      <style:table-row-properties/>
    </style:style>
    <style:style style:name="TableCell6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64" style:parent-style-name="Standard" style:family="paragraph">
      <style:paragraph-properties fo:margin-top="0.0555in" fo:margin-bottom="0.0555in"/>
      <style:text-properties fo:language="en" fo:country="GB"/>
    </style:style>
    <style:style style:name="TableCell6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6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6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6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6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7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71" style:family="table-row">
      <style:table-row-properties/>
    </style:style>
    <style:style style:name="TableCell72" style:family="table-cell">
      <style:table-cell-properties fo:border="0.0069in solid #7F7F7F" style:writing-mode="lr-tb" fo:padding-top="0in" fo:padding-left="0.1201in" fo:padding-bottom="0in" fo:padding-right="0.1201in"/>
    </style:style>
    <style:style style:name="P73" style:parent-style-name="Standard" style:family="paragraph">
      <style:paragraph-properties fo:margin-top="0.0555in" fo:margin-bottom="0.0555in"/>
      <style:text-properties fo:language="en" fo:country="GB"/>
    </style:style>
    <style:style style:name="TableCell74" style:family="table-cell">
      <style:table-cell-properties fo:border="0.0069in solid #7F7F7F" style:writing-mode="lr-tb" fo:padding-top="0in" fo:padding-left="0.1201in" fo:padding-bottom="0in" fo:padding-right="0.1201in"/>
    </style:style>
    <style:style style:name="P7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76" style:family="table-cell">
      <style:table-cell-properties fo:border="0.0069in solid #7F7F7F" style:writing-mode="lr-tb" fo:padding-top="0in" fo:padding-left="0.1201in" fo:padding-bottom="0in" fo:padding-right="0.1201in"/>
    </style:style>
    <style:style style:name="P7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78" style:family="table-cell">
      <style:table-cell-properties fo:border="0.0069in solid #7F7F7F" style:writing-mode="lr-tb" fo:padding-top="0in" fo:padding-left="0.1201in" fo:padding-bottom="0in" fo:padding-right="0.1201in"/>
    </style:style>
    <style:style style:name="P7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80" style:family="table-row">
      <style:table-row-properties/>
    </style:style>
    <style:style style:name="TableCell8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82" style:parent-style-name="Standard" style:family="paragraph">
      <style:paragraph-properties fo:margin-top="0.0555in" fo:margin-bottom="0.0555in"/>
      <style:text-properties fo:language="en" fo:country="GB"/>
    </style:style>
    <style:style style:name="TableCell8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84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8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8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8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8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89" style:family="table-row">
      <style:table-row-properties/>
    </style:style>
    <style:style style:name="TableCell90" style:family="table-cell">
      <style:table-cell-properties fo:border="0.0069in solid #7F7F7F" style:writing-mode="lr-tb" fo:padding-top="0in" fo:padding-left="0.1201in" fo:padding-bottom="0in" fo:padding-right="0.1201in"/>
    </style:style>
    <style:style style:name="P91" style:parent-style-name="Standard" style:family="paragraph">
      <style:paragraph-properties fo:margin-top="0.0555in" fo:margin-bottom="0.0555in"/>
      <style:text-properties fo:language="en" fo:country="GB"/>
    </style:style>
    <style:style style:name="TableCell92" style:family="table-cell">
      <style:table-cell-properties fo:border="0.0069in solid #7F7F7F" style:writing-mode="lr-tb" fo:padding-top="0in" fo:padding-left="0.1201in" fo:padding-bottom="0in" fo:padding-right="0.1201in"/>
    </style:style>
    <style:style style:name="P9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94" style:family="table-cell">
      <style:table-cell-properties fo:border="0.0069in solid #7F7F7F" style:writing-mode="lr-tb" fo:padding-top="0in" fo:padding-left="0.1201in" fo:padding-bottom="0in" fo:padding-right="0.1201in"/>
    </style:style>
    <style:style style:name="P9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96" style:family="table-cell">
      <style:table-cell-properties fo:border="0.0069in solid #7F7F7F" style:writing-mode="lr-tb" fo:padding-top="0in" fo:padding-left="0.1201in" fo:padding-bottom="0in" fo:padding-right="0.1201in"/>
    </style:style>
    <style:style style:name="P9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98" style:family="table-row">
      <style:table-row-properties/>
    </style:style>
    <style:style style:name="TableCell9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00" style:parent-style-name="Standard" style:family="paragraph">
      <style:paragraph-properties fo:margin-top="0.0555in" fo:margin-bottom="0.0555in"/>
      <style:text-properties fo:language="en" fo:country="GB"/>
    </style:style>
    <style:style style:name="TableCell10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02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0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04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0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0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07" style:family="table-row">
      <style:table-row-properties/>
    </style:style>
    <style:style style:name="TableCell108" style:family="table-cell">
      <style:table-cell-properties fo:border="0.0069in solid #7F7F7F" style:writing-mode="lr-tb" fo:padding-top="0in" fo:padding-left="0.1201in" fo:padding-bottom="0in" fo:padding-right="0.1201in"/>
    </style:style>
    <style:style style:name="P109" style:parent-style-name="Standard" style:family="paragraph">
      <style:paragraph-properties fo:margin-top="0.0555in" fo:margin-bottom="0.0555in"/>
      <style:text-properties fo:language="en" fo:country="GB"/>
    </style:style>
    <style:style style:name="TableCell110" style:family="table-cell">
      <style:table-cell-properties fo:border="0.0069in solid #7F7F7F" style:writing-mode="lr-tb" fo:padding-top="0in" fo:padding-left="0.1201in" fo:padding-bottom="0in" fo:padding-right="0.1201in"/>
    </style:style>
    <style:style style:name="P11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12" style:family="table-cell">
      <style:table-cell-properties fo:border="0.0069in solid #7F7F7F" style:writing-mode="lr-tb" fo:padding-top="0in" fo:padding-left="0.1201in" fo:padding-bottom="0in" fo:padding-right="0.1201in"/>
    </style:style>
    <style:style style:name="P11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14" style:family="table-cell">
      <style:table-cell-properties fo:border="0.0069in solid #7F7F7F" style:writing-mode="lr-tb" fo:padding-top="0in" fo:padding-left="0.1201in" fo:padding-bottom="0in" fo:padding-right="0.1201in"/>
    </style:style>
    <style:style style:name="P11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16" style:family="table-row">
      <style:table-row-properties/>
    </style:style>
    <style:style style:name="TableCell11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18" style:parent-style-name="Standard" style:family="paragraph">
      <style:paragraph-properties fo:margin-top="0.0555in" fo:margin-bottom="0.0555in"/>
      <style:text-properties fo:language="en" fo:country="GB"/>
    </style:style>
    <style:style style:name="TableCell11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2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2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22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2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24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25" style:family="table-row">
      <style:table-row-properties/>
    </style:style>
    <style:style style:name="TableCell126" style:family="table-cell">
      <style:table-cell-properties fo:border="0.0069in solid #7F7F7F" style:writing-mode="lr-tb" fo:padding-top="0in" fo:padding-left="0.1201in" fo:padding-bottom="0in" fo:padding-right="0.1201in"/>
    </style:style>
    <style:style style:name="P127" style:parent-style-name="Standard" style:family="paragraph">
      <style:paragraph-properties fo:margin-top="0.0555in" fo:margin-bottom="0.0555in"/>
      <style:text-properties fo:language="en" fo:country="GB"/>
    </style:style>
    <style:style style:name="TableCell128" style:family="table-cell">
      <style:table-cell-properties fo:border="0.0069in solid #7F7F7F" style:writing-mode="lr-tb" fo:padding-top="0in" fo:padding-left="0.1201in" fo:padding-bottom="0in" fo:padding-right="0.1201in"/>
    </style:style>
    <style:style style:name="P12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30" style:family="table-cell">
      <style:table-cell-properties fo:border="0.0069in solid #7F7F7F" style:writing-mode="lr-tb" fo:padding-top="0in" fo:padding-left="0.1201in" fo:padding-bottom="0in" fo:padding-right="0.1201in"/>
    </style:style>
    <style:style style:name="P13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32" style:family="table-cell">
      <style:table-cell-properties fo:border="0.0069in solid #7F7F7F" style:writing-mode="lr-tb" fo:padding-top="0in" fo:padding-left="0.1201in" fo:padding-bottom="0in" fo:padding-right="0.1201in"/>
    </style:style>
    <style:style style:name="P13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34" style:family="table-row">
      <style:table-row-properties/>
    </style:style>
    <style:style style:name="TableCell13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36" style:parent-style-name="Standard" style:family="paragraph">
      <style:paragraph-properties fo:margin-top="0.0555in" fo:margin-bottom="0.0555in"/>
      <style:text-properties fo:language="en" fo:country="GB"/>
    </style:style>
    <style:style style:name="TableCell13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3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3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4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4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42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43" style:family="table-row">
      <style:table-row-properties/>
    </style:style>
    <style:style style:name="TableCell144" style:family="table-cell">
      <style:table-cell-properties fo:border="0.0069in solid #7F7F7F" style:writing-mode="lr-tb" fo:padding-top="0in" fo:padding-left="0.1201in" fo:padding-bottom="0in" fo:padding-right="0.1201in"/>
    </style:style>
    <style:style style:name="P145" style:parent-style-name="Standard" style:family="paragraph">
      <style:paragraph-properties fo:margin-top="0.0555in" fo:margin-bottom="0.0555in"/>
      <style:text-properties fo:language="en" fo:country="GB"/>
    </style:style>
    <style:style style:name="TableCell146" style:family="table-cell">
      <style:table-cell-properties fo:border="0.0069in solid #7F7F7F" style:writing-mode="lr-tb" fo:padding-top="0in" fo:padding-left="0.1201in" fo:padding-bottom="0in" fo:padding-right="0.1201in"/>
    </style:style>
    <style:style style:name="P14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48" style:family="table-cell">
      <style:table-cell-properties fo:border="0.0069in solid #7F7F7F" style:writing-mode="lr-tb" fo:padding-top="0in" fo:padding-left="0.1201in" fo:padding-bottom="0in" fo:padding-right="0.1201in"/>
    </style:style>
    <style:style style:name="P14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50" style:family="table-cell">
      <style:table-cell-properties fo:border="0.0069in solid #7F7F7F" style:writing-mode="lr-tb" fo:padding-top="0in" fo:padding-left="0.1201in" fo:padding-bottom="0in" fo:padding-right="0.1201in"/>
    </style:style>
    <style:style style:name="P15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52" style:family="table-row">
      <style:table-row-properties/>
    </style:style>
    <style:style style:name="TableCell15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54" style:parent-style-name="Standard" style:family="paragraph">
      <style:paragraph-properties fo:margin-top="0.0555in" fo:margin-bottom="0.0555in"/>
      <style:text-properties fo:language="en" fo:country="GB"/>
    </style:style>
    <style:style style:name="TableCell15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5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5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5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5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6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61" style:family="table-row">
      <style:table-row-properties/>
    </style:style>
    <style:style style:name="TableCell162" style:family="table-cell">
      <style:table-cell-properties fo:border="0.0069in solid #7F7F7F" style:writing-mode="lr-tb" fo:padding-top="0in" fo:padding-left="0.1201in" fo:padding-bottom="0in" fo:padding-right="0.1201in"/>
    </style:style>
    <style:style style:name="P163" style:parent-style-name="Standard" style:family="paragraph">
      <style:paragraph-properties fo:margin-top="0.0555in" fo:margin-bottom="0.0555in"/>
      <style:text-properties fo:language="en" fo:country="GB"/>
    </style:style>
    <style:style style:name="TableCell164" style:family="table-cell">
      <style:table-cell-properties fo:border="0.0069in solid #7F7F7F" style:writing-mode="lr-tb" fo:padding-top="0in" fo:padding-left="0.1201in" fo:padding-bottom="0in" fo:padding-right="0.1201in"/>
    </style:style>
    <style:style style:name="P16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66" style:family="table-cell">
      <style:table-cell-properties fo:border="0.0069in solid #7F7F7F" style:writing-mode="lr-tb" fo:padding-top="0in" fo:padding-left="0.1201in" fo:padding-bottom="0in" fo:padding-right="0.1201in"/>
    </style:style>
    <style:style style:name="P16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68" style:family="table-cell">
      <style:table-cell-properties fo:border="0.0069in solid #7F7F7F" style:writing-mode="lr-tb" fo:padding-top="0in" fo:padding-left="0.1201in" fo:padding-bottom="0in" fo:padding-right="0.1201in"/>
    </style:style>
    <style:style style:name="P16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70" style:family="table-row">
      <style:table-row-properties/>
    </style:style>
    <style:style style:name="TableCell17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72" style:parent-style-name="Standard" style:family="paragraph">
      <style:paragraph-properties fo:margin-top="0.0555in" fo:margin-bottom="0.0555in"/>
      <style:text-properties fo:language="en" fo:country="GB"/>
    </style:style>
    <style:style style:name="TableCell17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74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7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7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7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7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79" style:family="table-row">
      <style:table-row-properties/>
    </style:style>
    <style:style style:name="TableCell180" style:family="table-cell">
      <style:table-cell-properties fo:border="0.0069in solid #7F7F7F" style:writing-mode="lr-tb" fo:padding-top="0in" fo:padding-left="0.1201in" fo:padding-bottom="0in" fo:padding-right="0.1201in"/>
    </style:style>
    <style:style style:name="P181" style:parent-style-name="Standard" style:family="paragraph">
      <style:paragraph-properties fo:margin-top="0.0555in" fo:margin-bottom="0.0555in"/>
      <style:text-properties fo:language="en" fo:country="GB"/>
    </style:style>
    <style:style style:name="TableCell182" style:family="table-cell">
      <style:table-cell-properties fo:border="0.0069in solid #7F7F7F" style:writing-mode="lr-tb" fo:padding-top="0in" fo:padding-left="0.1201in" fo:padding-bottom="0in" fo:padding-right="0.1201in"/>
    </style:style>
    <style:style style:name="P18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84" style:family="table-cell">
      <style:table-cell-properties fo:border="0.0069in solid #7F7F7F" style:writing-mode="lr-tb" fo:padding-top="0in" fo:padding-left="0.1201in" fo:padding-bottom="0in" fo:padding-right="0.1201in"/>
    </style:style>
    <style:style style:name="P18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86" style:family="table-cell">
      <style:table-cell-properties fo:border="0.0069in solid #7F7F7F" style:writing-mode="lr-tb" fo:padding-top="0in" fo:padding-left="0.1201in" fo:padding-bottom="0in" fo:padding-right="0.1201in"/>
    </style:style>
    <style:style style:name="P18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88" style:family="table-row">
      <style:table-row-properties/>
    </style:style>
    <style:style style:name="TableCell18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90" style:parent-style-name="Standard" style:family="paragraph">
      <style:paragraph-properties fo:margin-top="0.0555in" fo:margin-bottom="0.0555in"/>
      <style:text-properties fo:language="en" fo:country="GB"/>
    </style:style>
    <style:style style:name="TableCell19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92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9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94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19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19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197" style:family="table-row">
      <style:table-row-properties/>
    </style:style>
    <style:style style:name="TableCell198" style:family="table-cell">
      <style:table-cell-properties fo:border="0.0069in solid #7F7F7F" style:writing-mode="lr-tb" fo:padding-top="0in" fo:padding-left="0.1201in" fo:padding-bottom="0in" fo:padding-right="0.1201in"/>
    </style:style>
    <style:style style:name="P199" style:parent-style-name="Standard" style:family="paragraph">
      <style:paragraph-properties fo:margin-top="0.0555in" fo:margin-bottom="0.0555in"/>
      <style:text-properties fo:language="en" fo:country="GB"/>
    </style:style>
    <style:style style:name="TableCell200" style:family="table-cell">
      <style:table-cell-properties fo:border="0.0069in solid #7F7F7F" style:writing-mode="lr-tb" fo:padding-top="0in" fo:padding-left="0.1201in" fo:padding-bottom="0in" fo:padding-right="0.1201in"/>
    </style:style>
    <style:style style:name="P20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02" style:family="table-cell">
      <style:table-cell-properties fo:border="0.0069in solid #7F7F7F" style:writing-mode="lr-tb" fo:padding-top="0in" fo:padding-left="0.1201in" fo:padding-bottom="0in" fo:padding-right="0.1201in"/>
    </style:style>
    <style:style style:name="P20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04" style:family="table-cell">
      <style:table-cell-properties fo:border="0.0069in solid #7F7F7F" style:writing-mode="lr-tb" fo:padding-top="0in" fo:padding-left="0.1201in" fo:padding-bottom="0in" fo:padding-right="0.1201in"/>
    </style:style>
    <style:style style:name="P20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06" style:family="table-row">
      <style:table-row-properties/>
    </style:style>
    <style:style style:name="TableCell20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08" style:parent-style-name="Standard" style:family="paragraph">
      <style:paragraph-properties fo:margin-top="0.0555in" fo:margin-bottom="0.0555in"/>
      <style:text-properties fo:language="en" fo:country="GB"/>
    </style:style>
    <style:style style:name="TableCell20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1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1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12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1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14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15" style:family="table-row">
      <style:table-row-properties/>
    </style:style>
    <style:style style:name="TableCell216" style:family="table-cell">
      <style:table-cell-properties fo:border="0.0069in solid #7F7F7F" style:writing-mode="lr-tb" fo:padding-top="0in" fo:padding-left="0.1201in" fo:padding-bottom="0in" fo:padding-right="0.1201in"/>
    </style:style>
    <style:style style:name="P217" style:parent-style-name="Standard" style:family="paragraph">
      <style:paragraph-properties fo:margin-top="0.0555in" fo:margin-bottom="0.0555in"/>
      <style:text-properties fo:language="en" fo:country="GB"/>
    </style:style>
    <style:style style:name="TableCell218" style:family="table-cell">
      <style:table-cell-properties fo:border="0.0069in solid #7F7F7F" style:writing-mode="lr-tb" fo:padding-top="0in" fo:padding-left="0.1201in" fo:padding-bottom="0in" fo:padding-right="0.1201in"/>
    </style:style>
    <style:style style:name="P21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20" style:family="table-cell">
      <style:table-cell-properties fo:border="0.0069in solid #7F7F7F" style:writing-mode="lr-tb" fo:padding-top="0in" fo:padding-left="0.1201in" fo:padding-bottom="0in" fo:padding-right="0.1201in"/>
    </style:style>
    <style:style style:name="P22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22" style:family="table-cell">
      <style:table-cell-properties fo:border="0.0069in solid #7F7F7F" style:writing-mode="lr-tb" fo:padding-top="0in" fo:padding-left="0.1201in" fo:padding-bottom="0in" fo:padding-right="0.1201in"/>
    </style:style>
    <style:style style:name="P22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24" style:family="table-row">
      <style:table-row-properties/>
    </style:style>
    <style:style style:name="TableCell22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26" style:parent-style-name="Standard" style:family="paragraph">
      <style:paragraph-properties fo:margin-top="0.0555in" fo:margin-bottom="0.0555in"/>
      <style:text-properties fo:language="en" fo:country="GB"/>
    </style:style>
    <style:style style:name="TableCell22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2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2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3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3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32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33" style:family="table-row">
      <style:table-row-properties/>
    </style:style>
    <style:style style:name="TableCell234" style:family="table-cell">
      <style:table-cell-properties fo:border="0.0069in solid #7F7F7F" style:writing-mode="lr-tb" fo:padding-top="0in" fo:padding-left="0.1201in" fo:padding-bottom="0in" fo:padding-right="0.1201in"/>
    </style:style>
    <style:style style:name="P235" style:parent-style-name="Standard" style:family="paragraph">
      <style:paragraph-properties fo:margin-top="0.0555in" fo:margin-bottom="0.0555in"/>
      <style:text-properties fo:language="en" fo:country="GB"/>
    </style:style>
    <style:style style:name="TableCell236" style:family="table-cell">
      <style:table-cell-properties fo:border="0.0069in solid #7F7F7F" style:writing-mode="lr-tb" fo:padding-top="0in" fo:padding-left="0.1201in" fo:padding-bottom="0in" fo:padding-right="0.1201in"/>
    </style:style>
    <style:style style:name="P23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38" style:family="table-cell">
      <style:table-cell-properties fo:border="0.0069in solid #7F7F7F" style:writing-mode="lr-tb" fo:padding-top="0in" fo:padding-left="0.1201in" fo:padding-bottom="0in" fo:padding-right="0.1201in"/>
    </style:style>
    <style:style style:name="P23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40" style:family="table-cell">
      <style:table-cell-properties fo:border="0.0069in solid #7F7F7F" style:writing-mode="lr-tb" fo:padding-top="0in" fo:padding-left="0.1201in" fo:padding-bottom="0in" fo:padding-right="0.1201in"/>
    </style:style>
    <style:style style:name="P241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42" style:family="table-row">
      <style:table-row-properties/>
    </style:style>
    <style:style style:name="TableCell24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44" style:parent-style-name="Standard" style:family="paragraph">
      <style:paragraph-properties fo:margin-top="0.0555in" fo:margin-bottom="0.0555in"/>
      <style:text-properties fo:language="en" fo:country="GB"/>
    </style:style>
    <style:style style:name="TableCell24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4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4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4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49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50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51" style:family="table-row">
      <style:table-row-properties/>
    </style:style>
    <style:style style:name="TableCell252" style:family="table-cell">
      <style:table-cell-properties fo:border="0.0069in solid #7F7F7F" style:writing-mode="lr-tb" fo:padding-top="0in" fo:padding-left="0.1201in" fo:padding-bottom="0in" fo:padding-right="0.1201in"/>
    </style:style>
    <style:style style:name="P253" style:parent-style-name="Standard" style:family="paragraph">
      <style:paragraph-properties fo:margin-top="0.0555in" fo:margin-bottom="0.0555in"/>
      <style:text-properties fo:language="en" fo:country="GB"/>
    </style:style>
    <style:style style:name="TableCell254" style:family="table-cell">
      <style:table-cell-properties fo:border="0.0069in solid #7F7F7F" style:writing-mode="lr-tb" fo:padding-top="0in" fo:padding-left="0.1201in" fo:padding-bottom="0in" fo:padding-right="0.1201in"/>
    </style:style>
    <style:style style:name="P25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56" style:family="table-cell">
      <style:table-cell-properties fo:border="0.0069in solid #7F7F7F" style:writing-mode="lr-tb" fo:padding-top="0in" fo:padding-left="0.1201in" fo:padding-bottom="0in" fo:padding-right="0.1201in"/>
    </style:style>
    <style:style style:name="P25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58" style:family="table-cell">
      <style:table-cell-properties fo:border="0.0069in solid #7F7F7F" style:writing-mode="lr-tb" fo:padding-top="0in" fo:padding-left="0.1201in" fo:padding-bottom="0in" fo:padding-right="0.1201in"/>
    </style:style>
    <style:style style:name="P259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60" style:family="table-row">
      <style:table-row-properties/>
    </style:style>
    <style:style style:name="TableCell261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62" style:parent-style-name="Standard" style:family="paragraph">
      <style:paragraph-properties fo:margin-top="0.0555in" fo:margin-bottom="0.0555in"/>
      <style:text-properties fo:language="en" fo:country="GB"/>
    </style:style>
    <style:style style:name="TableCell263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64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65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66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67" style:family="table-cell">
      <style:table-cell-properties fo:border="0.0069in solid #7F7F7F" fo:background-color="#F2F2F2" style:writing-mode="lr-tb" fo:padding-top="0in" fo:padding-left="0.1201in" fo:padding-bottom="0in" fo:padding-right="0.1201in"/>
    </style:style>
    <style:style style:name="P268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Row269" style:family="table-row">
      <style:table-row-properties/>
    </style:style>
    <style:style style:name="TableCell270" style:family="table-cell">
      <style:table-cell-properties fo:border="0.0069in solid #7F7F7F" style:writing-mode="lr-tb" fo:padding-top="0in" fo:padding-left="0.1201in" fo:padding-bottom="0in" fo:padding-right="0.1201in"/>
    </style:style>
    <style:style style:name="P271" style:parent-style-name="Standard" style:family="paragraph">
      <style:paragraph-properties fo:margin-top="0.0555in" fo:margin-bottom="0.0555in"/>
      <style:text-properties fo:language="en" fo:country="GB"/>
    </style:style>
    <style:style style:name="TableCell272" style:family="table-cell">
      <style:table-cell-properties fo:border="0.0069in solid #7F7F7F" style:writing-mode="lr-tb" fo:padding-top="0in" fo:padding-left="0.1201in" fo:padding-bottom="0in" fo:padding-right="0.1201in"/>
    </style:style>
    <style:style style:name="P273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74" style:family="table-cell">
      <style:table-cell-properties fo:border="0.0069in solid #7F7F7F" style:writing-mode="lr-tb" fo:padding-top="0in" fo:padding-left="0.1201in" fo:padding-bottom="0in" fo:padding-right="0.1201in"/>
    </style:style>
    <style:style style:name="P275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TableCell276" style:family="table-cell">
      <style:table-cell-properties fo:border="0.0069in solid #7F7F7F" style:writing-mode="lr-tb" fo:padding-top="0in" fo:padding-left="0.1201in" fo:padding-bottom="0in" fo:padding-right="0.1201in"/>
    </style:style>
    <style:style style:name="P277" style:parent-style-name="Standard" style:family="paragraph">
      <style:paragraph-properties fo:text-align="center" fo:margin-top="0.0555in" fo:margin-bottom="0.0555in"/>
      <style:text-properties fo:language="en" fo:country="GB"/>
    </style:style>
    <style:style style:name="P278" style:parent-style-name="Standard" style:family="paragraph">
      <style:text-properties fo:language="en" fo:country="GB"/>
    </style:style>
    <style:style style:name="T279" style:parent-style-name="Absatz-Standardschriftart" style:family="text">
      <style:text-properties fo:language="en" fo:country="GB"/>
    </style:style>
    <style:style style:name="T280" style:parent-style-name="Absatz-Standardschriftart" style:family="text">
      <style:text-properties style:font-name="Helvetica" style:use-window-font-color="true" fo:language="en" fo:country="GB"/>
    </style:style>
    <style:style style:name="P281" style:parent-style-name="Standard" style:family="paragraph">
      <style:text-properties style:use-window-font-color="true" fo:language="en" fo:country="GB"/>
    </style:style>
    <style:style style:name="P282" style:parent-style-name="Standard" style:family="paragraph">
      <style:text-properties fo:language="en" fo:country="GB"/>
    </style:style>
    <style:style style:name="P283" style:parent-style-name="Standard" style:family="paragraph">
      <style:text-properties style:use-window-font-color="true" fo:language="en" fo:country="GB"/>
    </style:style>
  </office:automatic-styles>
  <office:body>
    <office:text text:use-soft-page-breaks="true">
      <text:p text:style-name="P1"><text:span text:style-name="T4">from 29.7.2020 To</text:span></text:p>
      <text:p text:style-name="Titel"><text:span text:style-name="T5">Fotograph – Patinik Paulke</text:span></text:p>
      <text:p text:style-name="P6">Patrick M(PM), Dominik(DO), Paulina(PA), Elke(EL) – Team(TEAM)<text:s/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<text:span text:style-name="T15">A</text:span><text:span text:style-name="T16">ufgabe</text:span></text:p>
            </table:table-cell>
            <table:table-cell table:style-name="TableCell17">
              <text:p text:style-name="P18"><text:span text:style-name="T19">Fälligkeitsdatum</text:span></text:p>
            </table:table-cell>
            <table:table-cell table:style-name="TableCell20">
              <text:p text:style-name="P21"><text:span text:style-name="T22">Erledigt</text:span></text:p>
            </table:table-cell>
            <table:table-cell table:style-name="TableCell23">
              <text:p text:style-name="P24"><text:span text:style-name="T25">Initialen</text:span></text:p>
            </table:table-cell>
          </table:table-row>
        </table:table-header-rows>
        <table:table-row table:style-name="TableRow26">
          <table:table-cell table:style-name="TableCell27">
            <text:p text:style-name="P28">Vote Teamleader</text:p>
          </table:table-cell>
          <table:table-cell table:style-name="TableCell29">
            <text:p text:style-name="P30">29.07.2020</text:p>
          </table:table-cell>
          <table:table-cell table:style-name="TableCell31">
            <text:p text:style-name="P32">X</text:p>
          </table:table-cell>
          <table:table-cell table:style-name="TableCell33">
            <text:p text:style-name="P34">TEAM</text:p>
          </table:table-cell>
        </table:table-row>
        <table:table-row table:style-name="TableRow35">
          <table:table-cell table:style-name="TableCell36">
            <text:p text:style-name="P37">Short talk about skills and personal stuff</text:p>
          </table:table-cell>
          <table:table-cell table:style-name="TableCell38">
            <text:p text:style-name="P39">29.07.2020</text:p>
          </table:table-cell>
          <table:table-cell table:style-name="TableCell40">
            <text:p text:style-name="P41">X</text:p>
          </table:table-cell>
          <table:table-cell table:style-name="TableCell42">
            <text:p text:style-name="P43">TEAM</text:p>
          </table:table-cell>
        </table:table-row>
        <table:table-row table:style-name="TableRow44">
          <table:table-cell table:style-name="TableCell45">
            <text:p text:style-name="P46">Choose Communication Tool</text:p>
          </table:table-cell>
          <table:table-cell table:style-name="TableCell47">
            <text:p text:style-name="P48">29.07.2020</text:p>
          </table:table-cell>
          <table:table-cell table:style-name="TableCell49">
            <text:p text:style-name="P50">X</text:p>
          </table:table-cell>
          <table:table-cell table:style-name="TableCell51">
            <text:p text:style-name="P52">TEAM</text:p>
          </table:table-cell>
        </table:table-row>
        <table:table-row table:style-name="TableRow53">
          <table:table-cell table:style-name="TableCell54">
            <text:p text:style-name="P55">Get Ideas</text:p>
          </table:table-cell>
          <table:table-cell table:style-name="TableCell56">
            <text:p text:style-name="P57">29.07.2020</text:p>
          </table:table-cell>
          <table:table-cell table:style-name="TableCell58">
            <text:p text:style-name="P59">X</text:p>
          </table:table-cell>
          <table:table-cell table:style-name="TableCell60">
            <text:p text:style-name="P61">TEAM</text:p>
          </table:table-cell>
        </table:table-row>
        <table:table-row table:style-name="TableRow62">
          <table:table-cell table:style-name="TableCell63">
            <text:p text:style-name="P64">Transcript<text:s/></text:p>
          </table:table-cell>
          <table:table-cell table:style-name="TableCell65">
            <text:p text:style-name="P66">29.07.2020</text:p>
          </table:table-cell>
          <table:table-cell table:style-name="TableCell67">
            <text:p text:style-name="P68">X</text:p>
          </table:table-cell>
          <table:table-cell table:style-name="TableCell69">
            <text:p text:style-name="P70">PM</text:p>
          </table:table-cell>
        </table:table-row>
        <table:table-row table:style-name="TableRow71">
          <table:table-cell table:style-name="TableCell72">
            <text:p text:style-name="P73">Basic Components</text:p>
          </table:table-cell>
          <table:table-cell table:style-name="TableCell74">
            <text:p text:style-name="P75">29.07.2020</text:p>
          </table:table-cell>
          <table:table-cell table:style-name="TableCell76">
            <text:p text:style-name="P77">X</text:p>
          </table:table-cell>
          <table:table-cell table:style-name="TableCell78">
            <text:p text:style-name="P79">DO</text:p>
          </table:table-cell>
        </table:table-row>
        <table:table-row table:style-name="TableRow80">
          <table:table-cell table:style-name="TableCell81">
            <text:p text:style-name="P82">Navbar</text:p>
          </table:table-cell>
          <table:table-cell table:style-name="TableCell83">
            <text:p text:style-name="P84">29.07.2020</text:p>
          </table:table-cell>
          <table:table-cell table:style-name="TableCell85">
            <text:p text:style-name="P86">X</text:p>
          </table:table-cell>
          <table:table-cell table:style-name="TableCell87">
            <text:p text:style-name="P88">PA</text:p>
          </table:table-cell>
        </table:table-row>
        <table:table-row table:style-name="TableRow89">
          <table:table-cell table:style-name="TableCell90">
            <text:p text:style-name="P91">Homepage</text:p>
          </table:table-cell>
          <table:table-cell table:style-name="TableCell92">
            <text:p text:style-name="P93">29.07.2020</text:p>
          </table:table-cell>
          <table:table-cell table:style-name="TableCell94">
            <text:p text:style-name="P95">X</text:p>
          </table:table-cell>
          <table:table-cell table:style-name="TableCell96">
            <text:p text:style-name="P97">DO</text:p>
          </table:table-cell>
        </table:table-row>
        <table:table-row table:style-name="TableRow98">
          <table:table-cell table:style-name="TableCell99">
            <text:p text:style-name="P100">Offers<text:s/>page</text:p>
          </table:table-cell>
          <table:table-cell table:style-name="TableCell101">
            <text:p text:style-name="P102">29.07.2020</text:p>
          </table:table-cell>
          <table:table-cell table:style-name="TableCell103">
            <text:p text:style-name="P104">X</text:p>
          </table:table-cell>
          <table:table-cell table:style-name="TableCell105">
            <text:p text:style-name="P106">PM</text:p>
          </table:table-cell>
        </table:table-row>
        <table:table-row table:style-name="TableRow107">
          <table:table-cell table:style-name="TableCell108">
            <text:p text:style-name="P109">Contact Page</text:p>
          </table:table-cell>
          <table:table-cell table:style-name="TableCell110">
            <text:p text:style-name="P111">29.07.2020</text:p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>EL</text:p>
          </table:table-cell>
        </table:table-row>
        <table:table-row table:style-name="TableRow116">
          <table:table-cell table:style-name="TableCell117">
            <text:p text:style-name="P118">Check all + Fix + clear code</text:p>
          </table:table-cell>
          <table:table-cell table:style-name="TableCell119">
            <text:p text:style-name="P120">29.07.2020</text:p>
          </table:table-cell>
          <table:table-cell table:style-name="TableCell121">
            <text:p text:style-name="P122">X</text:p>
          </table:table-cell>
          <table:table-cell table:style-name="TableCell123">
            <text:p text:style-name="P124">PM</text:p>
          </table:table-cell>
        </table:table-row>
        <table:table-row table:style-name="TableRow125">
          <table:table-cell table:style-name="TableCell126">
            <text:p text:style-name="P127">Update Contact Form</text:p>
          </table:table-cell>
          <table:table-cell table:style-name="TableCell128">
            <text:p text:style-name="P129">30.07.2020</text:p>
          </table:table-cell>
          <table:table-cell table:style-name="TableCell130">
            <text:p text:style-name="P131">X</text:p>
          </table:table-cell>
          <table:table-cell table:style-name="TableCell132">
            <text:p text:style-name="P133">EL</text:p>
          </table:table-cell>
        </table:table-row>
        <table:table-row table:style-name="TableRow134">
          <table:table-cell table:style-name="TableCell135">
            <text:p text:style-name="P136">Finish Logo, set quote, improve navbar</text:p>
          </table:table-cell>
          <table:table-cell table:style-name="TableCell137">
            <text:p text:style-name="P138">30.07.2020</text:p>
          </table:table-cell>
          <table:table-cell table:style-name="TableCell139">
            <text:p text:style-name="P140">X</text:p>
          </table:table-cell>
          <table:table-cell table:style-name="TableCell141">
            <text:p text:style-name="P142">PA</text:p>
          </table:table-cell>
        </table:table-row>
        <table:table-row table:style-name="TableRow143">
          <table:table-cell table:style-name="TableCell144">
            <text:p text:style-name="P145">Gallery code, Gallery images, scripts</text:p>
          </table:table-cell>
          <table:table-cell table:style-name="TableCell146">
            <text:p text:style-name="P147">30.07.2020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>DO</text:p>
          </table:table-cell>
        </table:table-row>
        <table:table-row table:style-name="TableRow152">
          <table:table-cell table:style-name="TableCell153">
            <text:p text:style-name="P154">Update Offers page</text:p>
          </table:table-cell>
          <table:table-cell table:style-name="TableCell155">
            <text:p text:style-name="P156">30.07.2020</text:p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>PM</text:p>
          </table:table-cell>
        </table:table-row>
        <table:table-row table:style-name="TableRow161">
          <table:table-cell table:style-name="TableCell162">
            <text:p text:style-name="P163">Check all + hotfix + reworks</text:p>
          </table:table-cell>
          <table:table-cell table:style-name="TableCell164">
            <text:p text:style-name="P165">30.07.2020</text:p>
          </table:table-cell>
          <table:table-cell table:style-name="TableCell166">
            <text:p text:style-name="P167">X</text:p>
          </table:table-cell>
          <table:table-cell table:style-name="TableCell168">
            <text:p text:style-name="P169">PM</text:p>
          </table:table-cell>
        </table:table-row>
        <table:table-row table:style-name="TableRow170">
          <table:table-cell table:style-name="TableCell171">
            <text:p text:style-name="P172">Improve all Elements and work on it</text:p>
          </table:table-cell>
          <table:table-cell table:style-name="TableCell173">
            <text:p text:style-name="P174">01.07.2020</text:p>
          </table:table-cell>
          <table:table-cell table:style-name="TableCell175">
            <text:p text:style-name="P176">X</text:p>
          </table:table-cell>
          <table:table-cell table:style-name="TableCell177">
            <text:p text:style-name="P178">TEAM</text:p>
          </table:table-cell>
        </table:table-row>
        <table:table-row table:style-name="TableRow179">
          <table:table-cell table:style-name="TableCell180">
            <text:p text:style-name="P181">Implement new features</text:p>
          </table:table-cell>
          <table:table-cell table:style-name="TableCell182">
            <text:p text:style-name="P183">01.07.2020</text:p>
          </table:table-cell>
          <table:table-cell table:style-name="TableCell184">
            <text:p text:style-name="P185">X</text:p>
          </table:table-cell>
          <table:table-cell table:style-name="TableCell186">
            <text:p text:style-name="P187">DO</text:p>
          </table:table-cell>
        </table:table-row>
        <table:table-row table:style-name="TableRow188">
          <table:table-cell table:style-name="TableCell189">
            <text:p text:style-name="P190">Implement new features</text:p>
          </table:table-cell>
          <table:table-cell table:style-name="TableCell191">
            <text:p text:style-name="P192">01.07.2020</text:p>
          </table:table-cell>
          <table:table-cell table:style-name="TableCell193">
            <text:p text:style-name="P194">X</text:p>
          </table:table-cell>
          <table:table-cell table:style-name="TableCell195">
            <text:p text:style-name="P196">EL</text:p>
          </table:table-cell>
        </table:table-row>
        <table:table-row table:style-name="TableRow197">
          <table:table-cell table:style-name="TableCell198">
            <text:p text:style-name="P199">Rework on design elements</text:p>
          </table:table-cell>
          <table:table-cell table:style-name="TableCell200">
            <text:p text:style-name="P201">01.07.2020</text:p>
          </table:table-cell>
          <table:table-cell table:style-name="TableCell202">
            <text:p text:style-name="P203">X</text:p>
          </table:table-cell>
          <table:table-cell table:style-name="TableCell204">
            <text:p text:style-name="P205">PA</text:p>
          </table:table-cell>
        </table:table-row>
        <table:table-row table:style-name="TableRow206">
          <table:table-cell table:style-name="TableCell207">
            <text:p text:style-name="P208">Fix technical issues, clear code</text:p>
          </table:table-cell>
          <table:table-cell table:style-name="TableCell209">
            <text:p text:style-name="P210">01.07.2020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>PM</text:p>
          </table:table-cell>
        </table:table-row>
        <table:table-row table:style-name="TableRow215">
          <table:table-cell table:style-name="TableCell216">
            <text:p text:style-name="P217">Overview with some fixes</text:p>
          </table:table-cell>
          <table:table-cell table:style-name="TableCell218">
            <text:p text:style-name="P219">02.07.2020</text:p>
          </table:table-cell>
          <table:table-cell table:style-name="TableCell220">
            <text:p text:style-name="P221">X</text:p>
          </table:table-cell>
          <table:table-cell table:style-name="TableCell222">
            <text:p text:style-name="P223">TEAM</text:p>
          </table:table-cell>
        </table:table-row>
        <text:soft-page-break/>
        <table:table-row table:style-name="TableRow224">
          <table:table-cell table:style-name="TableCell225">
            <text:p text:style-name="P226">Clear code removes useless code</text:p>
          </table:table-cell>
          <table:table-cell table:style-name="TableCell227">
            <text:p text:style-name="P228">01.07.2020</text:p>
          </table:table-cell>
          <table:table-cell table:style-name="TableCell229">
            <text:p text:style-name="P230">X</text:p>
          </table:table-cell>
          <table:table-cell table:style-name="TableCell231">
            <text:p text:style-name="P232">PM</text:p>
          </table:table-cell>
        </table:table-row>
        <table:table-row table:style-name="TableRow233">
          <table:table-cell table:style-name="TableCell234">
            <text:p text:style-name="P235">Pre-Presentation</text:p>
          </table:table-cell>
          <table:table-cell table:style-name="TableCell236">
            <text:p text:style-name="P237">01.07.2020</text:p>
          </table:table-cell>
          <table:table-cell table:style-name="TableCell238">
            <text:p text:style-name="P239">X</text:p>
          </table:table-cell>
          <table:table-cell table:style-name="TableCell240">
            <text:p text:style-name="P241">PM</text:p>
          </table:table-cell>
        </table:table-row>
        <table:table-row table:style-name="TableRow242">
          <table:table-cell table:style-name="TableCell243">
            <text:p text:style-name="P244">Talk about presentation</text:p>
          </table:table-cell>
          <table:table-cell table:style-name="TableCell245">
            <text:p text:style-name="P246">01.07.2020</text:p>
          </table:table-cell>
          <table:table-cell table:style-name="TableCell247">
            <text:p text:style-name="P248">X</text:p>
          </table:table-cell>
          <table:table-cell table:style-name="TableCell249">
            <text:p text:style-name="P250">TEAM</text:p>
          </table:table-cell>
        </table:table-row>
        <table:table-row table:style-name="TableRow251">
          <table:table-cell table:style-name="TableCell252">
            <text:p text:style-name="P253">Build presentation</text:p>
          </table:table-cell>
          <table:table-cell table:style-name="TableCell254">
            <text:p text:style-name="P255">01.07.2020</text:p>
          </table:table-cell>
          <table:table-cell table:style-name="TableCell256">
            <text:p text:style-name="P257">X</text:p>
          </table:table-cell>
          <table:table-cell table:style-name="TableCell258">
            <text:p text:style-name="P259">TEAM</text:p>
          </table:table-cell>
        </table:table-row>
        <table:table-row table:style-name="TableRow260">
          <table:table-cell table:style-name="TableCell261">
            <text:p text:style-name="P262">Pre-run presentation<text:s/></text:p>
          </table:table-cell>
          <table:table-cell table:style-name="TableCell263">
            <text:p text:style-name="P264">01.07.2020</text:p>
          </table:table-cell>
          <table:table-cell table:style-name="TableCell265">
            <text:p text:style-name="P266">X</text:p>
          </table:table-cell>
          <table:table-cell table:style-name="TableCell267">
            <text:p text:style-name="P268">TEAM</text:p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</table:table>
      <text:p text:style-name="P278"/>
      <text:p text:style-name="Standard"><text:span text:style-name="T279">Overview:</text:span><text:span text:style-name="T280"><text:s/></text:span></text:p>
      <text:p text:style-name="P281">Patinik Paulke All Pages: - Navbar - Logo with all Links - Footer (Instagram, Facebook icon) Index: - Hero Slider - Quote - Galerie - Testimonials or Customer - Special offer About Page: - Information’s - some Pictures - personal quote - Testimonials - Certificates Contact Page: - Basic contact Offers Page: - Text - 2 - 4 Cards to choose with different price and what’s included</text:p>
      <text:p text:style-name="P282"/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944in" fo:line-height="120%" fo:background-color="transparent" style:tab-stop-distance="0.5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fo:color="#0D597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in"/>
      <style:text-properties fo:color="#0D5975" fo:font-size="14pt" style:font-size-asian="14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font-weight="bold" style:font-weight-asian="bold" fo:color="#0D5975" fo:font-size="14pt" style:font-size-asian="14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0D5975" fo:font-size="14pt" style:font-size-asian="14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0D5975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weight="bold" style:font-weight-asian="bold" fo:color="#0D5975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Datum" style:display-name="Datum" style:family="paragraph" style:parent-style-name="Standard" style:next-style-name="Standard">
      <style:paragraph-properties fo:margin-bottom="0.3888in" fo:line-height="100%"/>
      <style:text-properties fo:text-transform="uppercase" fo:color="#000000" fo:font-size="12pt" style:font-size-asian="12pt" style:font-size-complex="10pt" fo:hyphenate="false"/>
    </style:style>
    <style:style style:name="DatumZchn" style:display-name="Datum Zchn" style:family="text" style:parent-style-name="Absatz-Standardschriftart">
      <style:text-properties fo:text-transform="uppercase" fo:color="#000000" fo:font-size="12pt" style:font-size-asian="12pt" style:font-size-complex="10pt"/>
    </style:style>
    <style:style style:name="Platzhaltertext" style:display-name="Platzhaltertext" style:family="text" style:parent-style-name="Absatz-Standardschriftart">
      <style:text-properties fo:color="#595959"/>
    </style:style>
    <style:style style:name="Titel" style:display-name="Titel" style:family="paragraph" style:parent-style-name="Standard" style:next-style-name="Standard">
      <style:paragraph-properties fo:border-top="none" fo:border-left="none" fo:border-bottom="0.0312in double #0D5975" style:border-line-width-bottom="0.0104in 0.0104in 0.0104in" fo:border-right="none" fo:padding-top="0in" fo:padding-left="0in" fo:padding-bottom="0.0138in" fo:padding-right="0in" style:shadow="none" fo:margin-bottom="0.0555in" fo:line-height="100%"/>
      <style:text-properties fo:text-transform="uppercase" fo:color="#0D5975" style:letter-kerning="true" fo:font-size="26pt" style:font-size-asian="26pt" style:font-size-complex="24pt" fo:hyphenate="false"/>
    </style:style>
    <style:style style:name="TitelZchn" style:display-name="Titel Zchn" style:family="text" style:parent-style-name="Absatz-Standardschriftart">
      <style:text-properties style:font-name="Century Gothic" style:font-name-asian="Times New Roman" style:font-name-complex="Times New Roman" fo:text-transform="uppercase" fo:color="#0D5975" style:letter-kerning="true" fo:font-size="26pt" style:font-size-asian="26pt" style:font-size-complex="24pt"/>
    </style:style>
    <style:style style:name="Untertitel" style:display-name="Untertitel" style:family="paragraph" style:parent-style-name="Standard" style:next-style-name="Standard">
      <style:paragraph-properties fo:margin-top="0.0277in"/>
      <style:text-properties fo:text-transform="uppercase" fo:color="#000000" fo:font-size="12pt" style:font-size-asian="12pt" style:font-size-complex="10pt" fo:hyphenate="false"/>
    </style:style>
    <style:style style:name="UntertitelZchn" style:display-name="Untertitel Zchn" style:family="text" style:parent-style-name="Absatz-Standardschriftart">
      <style:text-properties fo:text-transform="uppercase" fo:color="#000000" fo:font-size="12pt" style:font-size-asian="12pt" style:font-size-complex="10pt"/>
    </style:style>
    <style:style style:name="Überschrift1Zchn" style:display-name="Überschrift 1 Zchn" style:family="text" style:parent-style-name="Absatz-Standardschriftart">
      <style:text-properties style:font-name="Century Gothic" style:font-name-asian="Times New Roman" style:font-name-complex="Times New Roman" fo:color="#0D5975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entury Gothic" style:font-name-asian="Times New Roman" style:font-name-complex="Times New Roman" fo:color="#0D5975" fo:font-size="14pt" style:font-size-asian="14pt" style:font-size-complex="13pt"/>
    </style:style>
    <style:style style:name="Fußzeile" style:display-name="Fußzeile" style:family="paragraph" style:parent-style-name="Standard">
      <style:paragraph-properties fo:text-align="end" fo:margin-top="0.1388in" fo:margin-bottom="0in"/>
      <style:text-properties fo:color="#404040" style:font-size-complex="10pt" fo:hyphenate="false"/>
    </style:style>
    <style:style style:name="FußzeileZchn" style:display-name="Fußzeile Zchn" style:family="text" style:parent-style-name="Absatz-Standardschriftart">
      <style:text-properties fo:color="#404040" style:font-size-complex="10pt"/>
    </style:style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Century Gothic" style:font-name-asian="Times New Roman" style:font-name-complex="Times New Roman" fo:font-weight="bold" style:font-weight-asian="bold" fo:color="#0D5975" fo:font-size="14pt" style:font-size-asian="14pt" style:font-size-complex="12pt"/>
    </style:style>
    <style:style style:name="Überschrift4Zchn" style:display-name="Überschrift 4 Zchn" style:family="text" style:parent-style-name="Absatz-Standardschriftart">
      <style:text-properties style:font-name="Century Gothic" style:font-name-asian="Times New Roman" style:font-name-complex="Times New Roman" fo:font-style="italic" style:font-style-asian="italic" style:font-style-complex="italic" fo:color="#0D5975" fo:font-size="14pt" style:font-size-asian="14pt"/>
    </style:style>
    <style:style style:name="Überschrift5Zchn" style:display-name="Überschrift 5 Zchn" style:family="text" style:parent-style-name="Absatz-Standardschriftart">
      <style:text-properties style:font-name="Century Gothic" style:font-name-asian="Times New Roman" style:font-name-complex="Times New Roman" fo:color="#0D5975"/>
    </style:style>
    <style:style style:name="Überschrift6Zchn" style:display-name="Überschrift 6 Zchn" style:family="text" style:parent-style-name="Absatz-Standardschriftart">
      <style:text-properties style:font-name="Century Gothic" style:font-name-asian="Times New Roman" style:font-name-complex="Times New Roman" fo:font-weight="bold" style:font-weight-asian="bold" fo:color="#0D5975"/>
    </style:style>
    <style:style style:name="Überschrift8Zchn" style:display-name="Überschrift 8 Zchn" style:family="text" style:parent-style-name="Absatz-Standardschriftart">
      <style:text-properties style:font-name="Century Gothic" style:font-name-asian="Times New Roman" style:font-name-complex="Times New Roman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Century Gothic" style:font-name-asian="Times New Roman" style:font-name-complex="Times New Roman" fo:font-style="italic" style:font-style-asian="italic" style:font-style-complex="italic" fo:color="#272727" style:font-size-complex="10.5pt"/>
    </style:style>
    <style:style style:name="Blocktext" style:display-name="Blocktext" style:family="paragraph" style:parent-style-name="Standard">
      <style:paragraph-properties fo:border="0.0034in solid #0D5975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0D5975" fo:hyphenate="false"/>
    </style:style>
    <style:style style:name="Hyperlink" style:display-name="Hyperlink" style:family="text" style:parent-style-name="Absatz-Standardschriftart">
      <style:text-properties fo:color="#0D5975" style:text-underline-type="single" style:text-underline-style="solid" style:text-underline-width="auto" style:text-underline-mode="continuous" style:text-underline-color="font-color"/>
    </style:style>
    <style:style style:name="IntensivesZitat" style:display-name="Intensives Zitat" style:family="paragraph" style:parent-style-name="Standard" style:next-style-name="Standard">
      <style:paragraph-properties fo:border-top="0.0069in solid #0D5975" fo:border-left="none" fo:border-bottom="0.0069in solid #0D597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D5975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D5975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D5975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text-transform="none" fo:font-variant="small-caps" fo:color="#0D5975" fo:letter-spacing="0.0034in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use-window-font-color="true"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Century Gothic" style:font-name-asian="Times New Roman" style:font-name-complex="Times New Roman" style:use-window-font-color="true" fo:font-size="12pt" style:font-size-asian="12pt" style:font-size-complex="12pt" fo:background-color="transparen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B4B4B" style:font-size-complex="9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size-complex="8pt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size-complex="8pt"/>
    </style:style>
    <style:style style:name="Kommentarzeichen" style:display-name="Kommentarzeichen" style:family="text" style:parent-style-name="Absatz-Standardschriftart">
      <style:text-properties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style:font-size-complex="10pt" fo:hyphenate="false"/>
    </style:style>
    <style:style style:name="KommentartextZchn" style:display-name="Kommentartext Zchn" style:family="text" style:parent-style-name="Absatz-Standardschriftart">
      <style:text-properties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style:font-size-complex="10pt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font-size-complex="8pt"/>
    </style:style>
    <style:style style:name="Endnotentext" style:display-name="Endnotentext" style:family="paragraph" style:parent-style-name="Standard">
      <style:paragraph-properties fo:margin-bottom="0in" fo:line-height="100%"/>
      <style:text-properties style:font-size-complex="10pt" fo:hyphenate="false"/>
    </style:style>
    <style:style style:name="EndnotentextZchn" style:display-name="Endnotentext Zchn" style:family="text" style:parent-style-name="Absatz-Standardschriftart">
      <style:text-properties style:font-size-complex="10pt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style:font-size-complex="10pt" fo:hyphenate="false"/>
    </style:style>
    <style:style style:name="Fußnotentext" style:display-name="Fußnotentext" style:family="paragraph" style:parent-style-name="Standard">
      <style:paragraph-properties fo:margin-bottom="0in" fo:line-height="100%"/>
      <style:text-properties style:font-size-complex="10pt" fo:hyphenate="false"/>
    </style:style>
    <style:style style:name="FußnotentextZchn" style:display-name="Fußnotentext Zchn" style:family="text" style:parent-style-name="Absatz-Standardschriftart">
      <style:text-properties style:font-size-complex="10pt"/>
    </style:style>
    <style:style style:name="HTMLCode" style:display-name="HTML Code" style:family="text" style:parent-style-name="Absatz-Standardschriftart">
      <style:text-properties style:font-name="Consolas" fo:font-size="11pt" style:font-size-asian="11pt" style:font-size-complex="10pt"/>
    </style:style>
    <style:style style:name="HTMLTastatur" style:display-name="HTML Tastatur" style:family="text" style:parent-style-name="Absatz-Standardschriftart">
      <style:text-properties style:font-name="Consolas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size-complex="10pt"/>
    </style:style>
    <style:style style:name="HTMLSchreibmaschine" style:display-name="HTML Schreibmaschine" style:family="text" style:parent-style-name="Absatz-Standardschriftart">
      <style:text-properties style:font-name="Consolas" fo:font-size="11pt" style:font-size-asian="11pt" style:font-size-complex="10pt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style:font-size-complex="10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1in"/>
      </style:footer-style>
    </style:page-layout>
    <style:style style:name="T2" style:parent-style-name="Absatz-Standardschriftart" style:family="text">
      <style:text-properties style:language-complex="de" style:country-complex="DE"/>
    </style:style>
    <style:style style:name="T3" style:parent-style-name="Absatz-Standardschriftart" style:family="text">
      <style:text-properties style:language-complex="de" style:country-complex="DE"/>
    </style:style>
  </office:automatic-styles>
  <office:master-styles>
    <style:master-page style:name="MP0" style:page-layout-name="PL0">
      <style:footer>
        <text:p text:style-name="Fußzeile"><text:span text:style-name="T2">Seite<text:s/></text:span><text:span text:style-name="T3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elina</meta:initial-creator>
    <dc:creator>Livia Habitzl</dc:creator>
    <meta:creation-date>2020-07-01T12:20:00Z</meta:creation-date>
    <dc:date>2020-07-01T12:20:00Z</dc:date>
    <meta:template xlink:href="Projektvorgangsliste.dotx" xlink:type="simple"/>
    <meta:editing-cycles>2</meta:editing-cycles>
    <meta:editing-duration>PT0S</meta:editing-duration>
    <meta:document-statistic meta:page-count="2" meta:paragraph-count="3" meta:word-count="226" meta:character-count="1647" meta:row-count="11" meta:non-whitespace-character-count="1424"/>
  </office:meta>
</office:document-meta>
</file>